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cc8d" officeooo:paragraph-rsid="0019cc8d"/>
    </style:style>
    <style:style style:name="P2" style:family="paragraph" style:parent-style-name="Standard">
      <style:text-properties officeooo:rsid="002ac388" officeooo:paragraph-rsid="002ac388"/>
    </style:style>
    <style:style style:name="P3" style:family="paragraph" style:parent-style-name="Standard">
      <style:text-properties officeooo:paragraph-rsid="002ac388"/>
    </style:style>
    <style:style style:name="P4" style:family="paragraph" style:parent-style-name="Standard">
      <style:text-properties officeooo:rsid="002cc886" officeooo:paragraph-rsid="002cc886"/>
    </style:style>
    <style:style style:name="P5" style:family="paragraph" style:parent-style-name="Standard">
      <style:text-properties officeooo:rsid="002dbe73" officeooo:paragraph-rsid="002dbe73"/>
    </style:style>
    <style:style style:name="P6" style:family="paragraph" style:parent-style-name="Standard">
      <style:text-properties fo:language="en" fo:country="US"/>
    </style:style>
    <style:style style:name="P7" style:family="paragraph" style:parent-style-name="Standard">
      <style:text-properties fo:language="en" fo:country="US" officeooo:rsid="00180175" officeooo:paragraph-rsid="00180175"/>
    </style:style>
    <style:style style:name="P8" style:family="paragraph" style:parent-style-name="Standard">
      <style:text-properties fo:language="en" fo:country="US" officeooo:rsid="0019cc8d" officeooo:paragraph-rsid="0019cc8d"/>
    </style:style>
    <style:style style:name="P9" style:family="paragraph" style:parent-style-name="Standard">
      <style:text-properties fo:language="en" fo:country="US" officeooo:rsid="0019e2bc" officeooo:paragraph-rsid="0019e2bc"/>
    </style:style>
    <style:style style:name="P10" style:family="paragraph" style:parent-style-name="Standard">
      <style:text-properties fo:language="en" fo:country="US" officeooo:rsid="001a45f6" officeooo:paragraph-rsid="001a45f6"/>
    </style:style>
    <style:style style:name="P11" style:family="paragraph" style:parent-style-name="Standard">
      <style:text-properties fo:language="en" fo:country="US" officeooo:rsid="001bdffb" officeooo:paragraph-rsid="001bdffb"/>
    </style:style>
    <style:style style:name="P12" style:family="paragraph" style:parent-style-name="Standard">
      <style:text-properties fo:language="en" fo:country="US" officeooo:rsid="002028ec" officeooo:paragraph-rsid="002ac388"/>
    </style:style>
    <style:style style:name="P13" style:family="paragraph" style:parent-style-name="Standard">
      <style:text-properties fo:language="en" fo:country="US" officeooo:rsid="001c27cd" officeooo:paragraph-rsid="001c27cd"/>
    </style:style>
    <style:style style:name="P14" style:family="paragraph" style:parent-style-name="Standard">
      <style:text-properties fo:language="en" fo:country="US" officeooo:rsid="002ac388" officeooo:paragraph-rsid="002ac388"/>
    </style:style>
    <style:style style:name="P15" style:family="paragraph" style:parent-style-name="Standard">
      <style:text-properties fo:language="en" fo:country="US" fo:font-weight="bold" officeooo:rsid="002ac388" officeooo:paragraph-rsid="002ac388" style:font-weight-asian="bold" style:font-weight-complex="bold"/>
    </style:style>
    <style:style style:name="P16" style:family="paragraph" style:parent-style-name="Standard">
      <style:text-properties fo:language="en" fo:country="US" fo:font-weight="bold" officeooo:rsid="002e59e4" officeooo:paragraph-rsid="0023c825" style:font-weight-asian="bold" style:font-weight-complex="bold"/>
    </style:style>
    <style:style style:name="P17" style:family="paragraph" style:parent-style-name="Standard">
      <style:text-properties fo:language="en" fo:country="US" fo:font-weight="bold" officeooo:rsid="002e59e4" officeooo:paragraph-rsid="002e59e4" style:font-weight-asian="bold" style:font-weight-complex="bold"/>
    </style:style>
    <style:style style:name="P18" style:family="paragraph" style:parent-style-name="Standard">
      <style:text-properties fo:language="en" fo:country="US" officeooo:paragraph-rsid="002ac388"/>
    </style:style>
    <style:style style:name="P19" style:family="paragraph" style:parent-style-name="Standard">
      <style:text-properties fo:language="en" fo:country="US" officeooo:rsid="002cc886" officeooo:paragraph-rsid="002cc886"/>
    </style:style>
    <style:style style:name="P20" style:family="paragraph" style:parent-style-name="Standard">
      <style:text-properties fo:language="en" fo:country="US" officeooo:rsid="002dbe73" officeooo:paragraph-rsid="002dbe73"/>
    </style:style>
    <style:style style:name="P21" style:family="paragraph" style:parent-style-name="Standard">
      <style:text-properties fo:language="en" fo:country="US" officeooo:rsid="002dbe73" officeooo:paragraph-rsid="002e59e4"/>
    </style:style>
    <style:style style:name="P22" style:family="paragraph" style:parent-style-name="Standard">
      <style:text-properties fo:language="en" fo:country="US" officeooo:rsid="00209dc9" officeooo:paragraph-rsid="002ac388"/>
    </style:style>
    <style:style style:name="P23" style:family="paragraph" style:parent-style-name="Standard">
      <style:text-properties fo:language="en" fo:country="US" officeooo:rsid="00209dc9" officeooo:paragraph-rsid="002e140b"/>
    </style:style>
    <style:style style:name="P24" style:family="paragraph" style:parent-style-name="Standard">
      <style:text-properties fo:language="en" fo:country="US" officeooo:rsid="00209dc9" officeooo:paragraph-rsid="00209dc9"/>
    </style:style>
    <style:style style:name="P25" style:family="paragraph" style:parent-style-name="Standard">
      <style:text-properties fo:language="en" fo:country="US" officeooo:rsid="00209dc9" officeooo:paragraph-rsid="00222c52"/>
    </style:style>
    <style:style style:name="P26" style:family="paragraph" style:parent-style-name="Standard">
      <style:text-properties fo:language="en" fo:country="US" officeooo:rsid="00209dc9" officeooo:paragraph-rsid="002e59e4"/>
    </style:style>
    <style:style style:name="P27" style:family="paragraph" style:parent-style-name="Standard">
      <style:text-properties fo:language="en" fo:country="US" officeooo:rsid="00209dc9" officeooo:paragraph-rsid="00340732"/>
    </style:style>
    <style:style style:name="P28" style:family="paragraph" style:parent-style-name="Standard">
      <style:text-properties fo:language="en" fo:country="US" officeooo:rsid="00222c52" officeooo:paragraph-rsid="00222c52"/>
    </style:style>
    <style:style style:name="P29" style:family="paragraph" style:parent-style-name="Standard">
      <style:text-properties fo:language="en" fo:country="US" officeooo:rsid="0023c825" officeooo:paragraph-rsid="0023c825"/>
    </style:style>
    <style:style style:name="P30" style:family="paragraph" style:parent-style-name="Standard">
      <style:text-properties fo:language="en" fo:country="US" officeooo:rsid="002e140b" officeooo:paragraph-rsid="002e59e4"/>
    </style:style>
    <style:style style:name="P31" style:family="paragraph" style:parent-style-name="Standard">
      <style:text-properties fo:language="en" fo:country="US" officeooo:rsid="002e59e4" officeooo:paragraph-rsid="002e59e4"/>
    </style:style>
    <style:style style:name="P32" style:family="paragraph" style:parent-style-name="Standard">
      <style:text-properties fo:language="en" fo:country="US" officeooo:rsid="0035a10d" officeooo:paragraph-rsid="0035a10d"/>
    </style:style>
    <style:style style:name="P33" style:family="paragraph" style:parent-style-name="Standard">
      <style:text-properties fo:language="en" fo:country="US" officeooo:rsid="003ace78" officeooo:paragraph-rsid="003ace78"/>
    </style:style>
    <style:style style:name="P34" style:family="paragraph" style:parent-style-name="Standard">
      <style:text-properties fo:language="en" fo:country="US" officeooo:rsid="003c45f4" officeooo:paragraph-rsid="003c45f4"/>
    </style:style>
    <style:style style:name="P35" style:family="paragraph" style:parent-style-name="Heading_20_1">
      <style:text-properties fo:language="en" fo:country="US"/>
    </style:style>
    <style:style style:name="P36" style:family="paragraph" style:parent-style-name="Heading_20_1" style:list-style-name="">
      <style:text-properties fo:language="en" fo:country="US"/>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US"/>
    </style:style>
    <style:style style:name="P39" style:family="paragraph" style:parent-style-name="Heading_20_2">
      <style:text-properties fo:language="en" fo:country="U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Footer">
      <style:text-properties officeooo:rsid="0035a10d" officeooo:paragraph-rsid="0035a10d"/>
    </style:style>
    <style:style style:name="T1" style:family="text">
      <style:text-properties officeooo:rsid="0019cc8d"/>
    </style:style>
    <style:style style:name="T2" style:family="text">
      <style:text-properties officeooo:rsid="0019e2bc"/>
    </style:style>
    <style:style style:name="T3" style:family="text">
      <style:text-properties officeooo:rsid="001a45f6"/>
    </style:style>
    <style:style style:name="T4" style:family="text">
      <style:text-properties officeooo:rsid="001b5b36"/>
    </style:style>
    <style:style style:name="T5" style:family="text">
      <style:text-properties officeooo:rsid="001c27cd"/>
    </style:style>
    <style:style style:name="T6" style:family="text">
      <style:text-properties officeooo:rsid="001d38cb"/>
    </style:style>
    <style:style style:name="T7" style:family="text">
      <style:text-properties officeooo:rsid="001d401e"/>
    </style:style>
    <style:style style:name="T8" style:family="text">
      <style:text-properties officeooo:rsid="001e7159"/>
    </style:style>
    <style:style style:name="T9" style:family="text">
      <style:text-properties officeooo:rsid="00222c52"/>
    </style:style>
    <style:style style:name="T10" style:family="text">
      <style:text-properties officeooo:rsid="0023c825"/>
    </style:style>
    <style:style style:name="T11" style:family="text">
      <style:text-properties officeooo:rsid="002ac388"/>
    </style:style>
    <style:style style:name="T12" style:family="text">
      <style:text-properties officeooo:rsid="002c1a9f"/>
    </style:style>
    <style:style style:name="T13" style:family="text">
      <style:text-properties officeooo:rsid="002cc886"/>
    </style:style>
    <style:style style:name="T14" style:family="text">
      <style:text-properties fo:font-weight="bold" style:font-weight-asian="bold" style:font-weight-complex="bold"/>
    </style:style>
    <style:style style:name="T15" style:family="text">
      <style:text-properties officeooo:rsid="002dbe73"/>
    </style:style>
    <style:style style:name="T16" style:family="text">
      <style:text-properties officeooo:rsid="002e140b"/>
    </style:style>
    <style:style style:name="T17" style:family="text">
      <style:text-properties officeooo:rsid="002e59e4"/>
    </style:style>
    <style:style style:name="T18" style:family="text">
      <style:text-properties officeooo:rsid="002ef3c0"/>
    </style:style>
    <style:style style:name="T19" style:family="text">
      <style:text-properties officeooo:rsid="0030a4f4"/>
    </style:style>
    <style:style style:name="T20" style:family="text">
      <style:text-properties fo:language="en" fo:country="US"/>
    </style:style>
    <style:style style:name="T21" style:family="text">
      <style:text-properties fo:language="en" fo:country="US" officeooo:rsid="0019e2bc"/>
    </style:style>
    <style:style style:name="T22" style:family="text">
      <style:text-properties fo:language="en" fo:country="US" fo:font-weight="bold" officeooo:rsid="002cc886" style:font-weight-asian="bold" style:font-weight-complex="bold"/>
    </style:style>
    <style:style style:name="T23" style:family="text">
      <style:text-properties fo:language="en" fo:country="US" officeooo:rsid="002dbe73"/>
    </style:style>
    <style:style style:name="T24" style:family="text">
      <style:text-properties fo:language="en" fo:country="US" officeooo:rsid="0030a4f4"/>
    </style:style>
    <style:style style:name="T25" style:family="text">
      <style:text-properties officeooo:rsid="00340732"/>
    </style:style>
    <style:style style:name="T26" style:family="text">
      <style:text-properties officeooo:rsid="00370877"/>
    </style:style>
    <style:style style:name="T27" style:family="text">
      <style:text-properties officeooo:rsid="0037f3f1"/>
    </style:style>
    <style:style style:name="T28" style:family="text">
      <style:text-properties officeooo:rsid="003891a3"/>
    </style:style>
    <style:style style:name="T29" style:family="text">
      <style:text-properties officeooo:rsid="003c45f4"/>
    </style:style>
    <style:style style:name="T30" style:family="text">
      <style:text-properties officeooo:rsid="003cd72b"/>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Title">Nano Simultaneous RFID reader, ESP8266 and MEGA2560</text:p>
      <text:p text:style-name="P6"/>
      <text:p text:style-name="P6"/>
      <text:p text:style-name="P6"/>
      <text:p text:style-name="P6"/>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107_2086811642" text:style-name="Index_20_Link" text:visited-style-name="Index_20_Link">1. Background<text:tab/>2</text:a></text:p>
          <text:p text:style-name="P40"><text:a xlink:type="simple" xlink:href="#__RefHeading___Toc109_2086811642" text:style-name="Index_20_Link" text:visited-style-name="Index_20_Link">2. ESP8266 issues<text:tab/>3</text:a></text:p>
          <text:p text:style-name="P41"><text:a xlink:type="simple" xlink:href="#__RefHeading___Toc111_2086811642" text:style-name="Index_20_Link" text:visited-style-name="Index_20_Link">2.1 Interrupt driven<text:tab/>3</text:a></text:p>
          <text:p text:style-name="P41"><text:a xlink:type="simple" xlink:href="#__RefHeading___Toc113_2086811642" text:style-name="Index_20_Link" text:visited-style-name="Index_20_Link">2.2 Serial line conflict<text:tab/>3</text:a></text:p>
          <text:p text:style-name="P41"><text:a xlink:type="simple" xlink:href="#__RefHeading___Toc115_2086811642" text:style-name="Index_20_Link" text:visited-style-name="Index_20_Link">2.3 Speed selection<text:tab/>3</text:a></text:p>
          <text:p text:style-name="P41"><text:a xlink:type="simple" xlink:href="#__RefHeading___Toc121_2086811642" text:style-name="Index_20_Link" text:visited-style-name="Index_20_Link">2.4 Hard reset<text:tab/>3</text:a></text:p>
          <text:p text:style-name="P41"><text:a xlink:type="simple" xlink:href="#__RefHeading___Toc344_2494369785" text:style-name="Index_20_Link" text:visited-style-name="Index_20_Link">2.5 Stability<text:tab/>3</text:a></text:p>
          <text:p text:style-name="P40"><text:a xlink:type="simple" xlink:href="#__RefHeading___Toc123_2086811642" text:style-name="Index_20_Link" text:visited-style-name="Index_20_Link">4. Hardware connection settings<text:tab/>4</text:a></text:p>
          <text:p text:style-name="P40"><text:a xlink:type="simple" xlink:href="#__RefHeading___Toc346_2494369785" text:style-name="Index_20_Link" text:visited-style-name="Index_20_Link">5. Software drivers<text:tab/>4</text:a></text:p>
          <text:p text:style-name="P40"><text:a xlink:type="simple" xlink:href="#__RefHeading___Toc240_2180461087" text:style-name="Index_20_Link" text:visited-style-name="Index_20_Link">6. Program flow<text:tab/>5</text:a></text:p>
          <text:p text:style-name="P41"><text:a xlink:type="simple" xlink:href="#__RefHeading___Toc3489_2494369785" text:style-name="Index_20_Link" text:visited-style-name="Index_20_Link">6.1 Sketch: pvh_ESP8266_rfid_reader<text:tab/>5</text:a></text:p>
          <text:p text:style-name="P41"><text:a xlink:type="simple" xlink:href="#__RefHeading___Toc3491_2494369785" text:style-name="Index_20_Link" text:visited-style-name="Index_20_Link">6.2 Client: epconnect.c<text:tab/>5</text:a></text:p>
          <text:p text:style-name="P40"><text:a xlink:type="simple" xlink:href="#__RefHeading___Toc1214_2494369785" text:style-name="Index_20_Link" text:visited-style-name="Index_20_Link">7. sub-routine descriptions<text:tab/>6</text:a></text:p>
          <text:p text:style-name="P40"><text:a xlink:type="simple" xlink:href="#__RefHeading___Toc3439_2494369785" text:style-name="Index_20_Link" text:visited-style-name="Index_20_Link">8. Proposed changes for stability<text:tab/>7</text:a></text:p>
        </text:index-body>
      </text:table-of-content>
      <text:p text:style-name="P6"/>
      <text:h text:style-name="P38" text:outline-level="1"><text:bookmark-start text:name="__RefHeading___Toc107_2086811642"/><text:span text:style-name="T3">1. </text:span>Background<text:bookmark-end text:name="__RefHeading___Toc107_2086811642"/></text:h>
      <text:p text:style-name="P7"/>
      <text:p text:style-name="P7">I had ordered a (Chinese) clone of the MEGA2560 because I am a little bit tired of the small RAM size and capabilities on the Arduino Uno. The Mega2560 provides more ROM, more RAM, more UART against a price that is equal or lower… soo <text:span text:style-name="T1">why not</text:span> ???</text:p>
      <text:p text:style-name="P7"/>
      <text:p text:style-name="P7">While the Mega2560 <text:span text:style-name="T30">claims to </text:span>provide pin-compatibility with the Arduino... it is not really like that. Getting the ESP8266 WIFI<text:span text:style-name="T11"> shield </text:span>to work was half a nightmare. But is worked out…. <text:span text:style-name="T1">For m</text:span>ost of the time…<text:span text:style-name="T27">see chapter ESP8266 issues</text:span></text:p>
      <text:p text:style-name="P7"/>
      <text:p text:style-name="P7">The project is aimed to read constantly tags in front the the RFID reader, store each unique detected EPC in a local array, that can be handled (read and cleared) remotely. <text:span text:style-name="T8">This can be done with either a standard browser or a dedicated program. For the later there is a example program epconnect.c developed and available in the extras directory</text:span></text:p>
      <text:p text:style-name="P7"/>
      <text:p text:style-name="P32">Paul van Haastrecht</text:p>
      <text:p text:style-name="P32">November 2018</text:p>
      <text:h text:style-name="P38" text:outline-level="1"><text:bookmark-start text:name="__RefHeading___Toc109_2086811642"/><text:span text:style-name="T3">2. </text:span><text:s/>ESP8266 <text:span text:style-name="T12">issues</text:span> <text:bookmark-end text:name="__RefHeading___Toc109_2086811642"/></text:h>
      <text:p text:style-name="P8"/>
      <text:p text:style-name="P1"><text:span text:style-name="T20">I had already spend considerable amount of time on </text:span><text:span text:style-name="T21">understanding and </text:span><text:span text:style-name="T20">updating the Sparkfun driver for this board. The Sparkfun driver is OK, but limited to the capabilities </text:span><text:span text:style-name="T21">the board has</text:span><text:span text:style-name="T20">. If you want more stability and use more capabilit</text:span><text:span text:style-name="T21">ies</text:span><text:span text:style-name="T20"> of the </text:span><text:span text:style-name="T21">ESP8266 </text:span><text:span text:style-name="T20">board the updated driver is better. It can freely be obtained from : </text:span><text:a xlink:type="simple" xlink:href="https://github.com/paulvha/PVH_ESP8266_AT_Arduino_Library" text:style-name="Internet_20_link" text:visited-style-name="Visited_20_Internet_20_Link"><text:span text:style-name="T20">https://github.com/paulvha/PVH_ESP8266_AT_Arduino_Library</text:span></text:a><text:span text:style-name="T20"> . </text:span><text:span text:style-name="T22">The sketch is depending on this driver</text:span></text:p>
      <text:p text:style-name="P8"/>
      <text:h text:style-name="P39" text:outline-level="2"><text:bookmark-start text:name="__RefHeading___Toc111_2086811642"/><text:span text:style-name="T3">2.1 </text:span>Interrupt driven<text:bookmark-end text:name="__RefHeading___Toc111_2086811642"/></text:h>
      <text:p text:style-name="P8">THE major issue that <text:span text:style-name="T8">has </text:span>cost me a lot of time was softserial. Normally, with the on-board switch to SW, the TX connects to pin 8 and RX to pin 9. This works good on an Arduino Uno, but not on a Mega2560. After long searching it turned out that <text:span text:style-name="T2">the MEGA has programmable interrupts capabilities on many pins, BUT not to pin 8. Softserial is relying on that interrupt for it’s RX-pin.</text:span></text:p>
      <text:p text:style-name="P9">One can use <text:s/>Pins: 10, 11, 12, 13, <text:s/>50, 51, 52, 53, <text:s/>62, 63, 64, 65, 66, 67, 68, 69, as they have an interrupt associated with them.</text:p>
      <text:p text:style-name="P9"/>
      <text:h text:style-name="P39" text:outline-level="2"><text:bookmark-start text:name="__RefHeading___Toc113_2086811642"/>2.2 Serial <text:span text:style-name="T4">line </text:span>conflict<text:bookmark-end text:name="__RefHeading___Toc113_2086811642"/></text:h>
      <text:p text:style-name="P9">Once I figured that out, I wanted to connect to Serial1. Now another hardware problem turned up. Setting the on-board switch to HW, <text:span text:style-name="T8">it </text:span>will not only connect RX and TX to the UART connection but also to pin 0 and 1. These pins are normally used for the UART/USB connection to a PC. MAKE SURE THAT YOU REMOVE THESE PINS AND DO NOT CONNECT TO THE MEGA2560.</text:p>
      <text:p text:style-name="P9"/>
      <text:h text:style-name="P39" text:outline-level="2"><text:bookmark-start text:name="__RefHeading___Toc115_2086811642"/>2.3 Speed selection<text:bookmark-end text:name="__RefHeading___Toc115_2086811642"/></text:h>
      <text:p text:style-name="P10">While the document ion allows for a higher speed than 9600, I have only been able to get up to 19200. Above that, with the UART / Serial1 connection , it does not work. <text:span text:style-name="T11">Do not know why yet</text:span></text:p>
      <text:p text:style-name="P10"/>
      <text:h text:style-name="P39" text:outline-level="2"><text:bookmark-start text:name="__RefHeading___Toc121_2086811642"/>2.4 <text:span text:style-name="T5">H</text:span>ard reset<text:bookmark-end text:name="__RefHeading___Toc121_2086811642"/></text:h>
      <text:p text:style-name="P11">The ESP8266 board has it’s issues. To overcome the power-up reset problems, where the board <text:span text:style-name="T5">ends-up</text:span> into an unknown stat<text:span text:style-name="T5">e </text:span>/ none-recoverable state, a hard-reset <text:s/>option is implemented. A selected <text:span text:style-name="T5">MEGA - </text:span>pin (<text:span text:style-name="T5">set in sketch to pin</text:span> 11) is to be connected to the ‘reset’ pin on the ESP8266 <text:span text:style-name="T11">shield</text:span> GPIO. <text:s/><text:span text:style-name="T5">Either the sketch or the underlying driver can use this capability to recover the state in case of error, if the reset-pin is not set to 0.</text:span></text:p>
      <text:p text:style-name="P11"/>
      <text:h text:style-name="P39" text:outline-level="2"><text:bookmark-start text:name="__RefHeading___Toc344_2494369785"/>2.5 <text:span text:style-name="T13">S</text:span>tability<text:bookmark-end text:name="__RefHeading___Toc344_2494369785"/></text:h>
      <text:p text:style-name="P12">The other aspect is that the ESP8266 once in a while locks up. It loses it’s connection to the network. I suspect this is a problem within the ESP8266 software. You have to perform a complete re-start, re-connect and re-start of the server to get it going again. The sketch tries to do so for 2 times when it fails, but even then it will not recover often. Maybe a later level of the AT - software loaded to the ESP8266 shield is more stable, <text:span text:style-name="T30">but for now it is failing still often. Also see chapter 8 for proposed changes to even further improve… but even then...</text:span></text:p>
      <text:h text:style-name="P38" text:outline-level="1"><text:bookmark-start text:name="__RefHeading___Toc123_2086811642"/><text:span text:style-name="T7">4</text:span>. <text:span text:style-name="T11">Hardware connection</text:span> setting<text:span text:style-name="T6">s</text:span><text:bookmark-end text:name="__RefHeading___Toc123_2086811642"/></text:h>
      <text:p text:style-name="P13"/>
      <text:p text:style-name="P2"><text:span text:style-name="T20">Placed the ESP8266 shield </text:span><text:span text:style-name="T23">( </text:span><text:a xlink:type="simple" xlink:href="https://www.sparkfun.com/products/13287" text:style-name="Internet_20_link" text:visited-style-name="Visited_20_Internet_20_Link"><text:span text:style-name="T23">https://www.sparkfun.com/products/13287</text:span></text:a><text:span text:style-name="T23">) </text:span><text:span text:style-name="T20">on top of the MEGA2560 after removing the pin 0 and 1. Set the switch to </text:span><text:span text:style-name="T24">UART </text:span><text:span text:style-name="T20">HW on the ESP8266 and connect</text:span></text:p>
      <text:p text:style-name="P14"/>
      <text:p text:style-name="P15">ESP8266<text:tab/><text:tab/>MEGA 2560</text:p>
      <text:p text:style-name="P14"><text:s/></text:p>
      <text:p text:style-name="P14">UART RX<text:tab/><text:tab/>RX1 (pin 18)</text:p>
      <text:p text:style-name="P14">UART TX<text:tab/><text:tab/>TX1 (pin 19)</text:p>
      <text:p text:style-name="P14">GPIO- RESET<text:tab/>Pin 11 (to enable the hard reset)</text:p>
      <text:p text:style-name="P14"/>
      <text:p text:style-name="P14"/>
      <text:p text:style-name="P3"><text:span text:style-name="T24">Set the onboard switch to HW UART and connect with lose wires the Nano/ Simultaneous reader. </text:span><text:a xlink:type="simple" xlink:href="https://www.sparkfun.com/products/14066" text:style-name="Internet_20_link" text:visited-style-name="Visited_20_Internet_20_Link"><text:span text:style-name="T24">https://www.sparkfun.com/products/14066</text:span></text:a><text:span text:style-name="T24"> </text:span></text:p>
      <text:p text:style-name="P18"/>
      <text:p text:style-name="P15">Nano<text:tab/><text:tab/><text:tab/>MEGA2560</text:p>
      <text:p text:style-name="P14"/>
      <text:p text:style-name="P14">Serial RX<text:tab/><text:tab/>pin 13</text:p>
      <text:p text:style-name="P14">Serial TX<text:tab/><text:tab/>pin 12</text:p>
      <text:p text:style-name="P14">Serial GND<text:tab/><text:tab/>GND</text:p>
      <text:p text:style-name="P14"/>
      <text:p text:style-name="P14"><text:span text:style-name="T19">In my case t</text:span>he Nano is powered by an external power supply. If you want to use the same power as the MEGA2560, connect <text:span text:style-name="T19">also </text:span>a wire <text:span text:style-name="T19">between </text:span>Serial-VCC <text:span text:style-name="T19">and </text:span><text:s/>+5V on the Mega.</text:p>
      <text:p text:style-name="P14"/>
      <text:h text:style-name="P35" text:outline-level="1"><text:bookmark-start text:name="__RefHeading___Toc346_2494369785"/>5. Software drivers<text:bookmark-end text:name="__RefHeading___Toc346_2494369785"/></text:h>
      <text:p text:style-name="P19"/>
      <text:p text:style-name="P19">The following drivers must be installed for this solution to run</text:p>
      <text:p text:style-name="P20">the library for the WIFI shield :</text:p>
      <text:p text:style-name="P4"><text:a xlink:type="simple" xlink:href="https://github.com/paulvha/PVH_ESP8266_AT_Arduino_Library" text:style-name="Internet_20_link" text:visited-style-name="Visited_20_Internet_20_Link"><text:span text:style-name="T20">https://github.com/paulvha/PVH_ESP8266_AT_Arduino_Library</text:span></text:a></text:p>
      <text:p text:style-name="P19"/>
      <text:p text:style-name="P20">The library for the Sparkfun Nano</text:p>
      <text:p text:style-name="P5"><text:a xlink:type="simple" xlink:href="https://github.com/sparkfun/SparkFun_Simultaneous_RFID_Tag_Reader_Library" text:style-name="Internet_20_link" text:visited-style-name="Visited_20_Internet_20_Link"><text:span text:style-name="T20">https://github.com/sparkfun/SparkFun_Simultaneous_RFID_Tag_Reader_Library</text:span></text:a></text:p>
      <text:p text:style-name="P20"/>
      <text:h text:style-name="P36" text:outline-level="1"/>
      <text:h text:style-name="P38" text:outline-level="1"><text:bookmark-start text:name="__RefHeading___Toc240_2180461087"/><text:span text:style-name="T15">6</text:span>. Program flow<text:bookmark-end text:name="__RefHeading___Toc240_2180461087"/></text:h>
      <text:h text:style-name="Heading_20_2" text:outline-level="2"><text:bookmark-start text:name="__RefHeading___Toc3489_2494369785"/>6.1 Sketch: <text:s/>pvh_ESP8266_rfid_reader<text:bookmark-end text:name="__RefHeading___Toc3489_2494369785"/></text:h>
      <text:p text:style-name="P27">At the top of the sketch a number of options can be set. <text:span text:style-name="T25">There are 2 debug variables:</text:span></text:p>
      <text:p text:style-name="P27"><text:span text:style-name="T14">WIFI_DEBUG </text:span>: <text:span text:style-name="T25">set to 0 for NO WIFI driver information to 3 for maximum amount of information</text:span></text:p>
      <text:p text:style-name="P27"><text:span text:style-name="T14">PRMDEBUG : </text:span><text:span text:style-name="T25">if set to 1 it will provide sketch flow information.</text:span></text:p>
      <text:p text:style-name="P27"/>
      <text:p text:style-name="P27"><text:span text:style-name="T25">The others are self explaining or documented in the sketch and t</text:span>here is no need to change any of the code <text:span text:style-name="T12">underneath, unless you want to</text:span>. </text:p>
      <text:p text:style-name="P22"/>
      <text:p text:style-name="P23">The program flow is straight forward : In setup <text:span text:style-name="T10">first </text:span>initialize <text:s/>and connect the ESP8266 to the local network. Then connect to the Nano/ RFID reader<text:span text:style-name="T15"> and the array to store the unique EPC . </text:span>If all that worked start the server and wait for <text:span text:style-name="T16">an EPC to arrive or </text:span>client to connect<text:span text:style-name="T16"> </text:span>. This client can be a browser or a program (like the sample program epconnect). </text:p>
      <text:p text:style-name="P24"/>
      <text:p text:style-name="P25">In case of a browser the command <text:span text:style-name="T10">is</text:span> <text:span text:style-name="T9">provided</text:span> as part of the URL, like 192.168.1.134/get_cnt or <text:s/>192.168.1.134?get_cnt <text:span text:style-name="T10">(although one can provide multiple commands in one query).</text:span> <text:span text:style-name="T9">The sketch will try to obtain these parameters from the ESP8266 driver and act on that. It will then provide a HTML code page with the answer. In case of <text:s/></text:span>192.168.1.134/get_<text:span text:style-name="T9">epc, were it will respond will all the unique EPC’s discovered, we do not know the exact buffer size to send. Hence the sketch will always send in chunks (streaming), which is supported by HTTP 1.1. </text:span></text:p>
      <text:p text:style-name="P25"/>
      <text:p text:style-name="P34">When testing with Chrome it turned out the Chrome is opening 3 (!) connections with a server. It is a known issue (maybe bug) that Chrome needs so many. Hence the query-string might get lost or not picked up all of the time</text:p>
      <text:p text:style-name="P24"/>
      <text:p text:style-name="P28">In case of a program, like epconnect, these commands are provided interactive. The sketch will try to read these command and act on that, providing plain-text answer. <text:span text:style-name="T10">The <text:s/>result may be provided in multiple buffers. </text:span></text:p>
      <text:p text:style-name="P28"/>
      <text:p text:style-name="P29">The sketch will detect whether to sen<text:span text:style-name="T18">d</text:span> HTTP or plain-text responds.</text:p>
      <text:p text:style-name="P29"/>
      <text:p text:style-name="P33">Command<text:span text:style-name="T29">s</text:span> that can be submitted : </text:p>
      <text:p text:style-name="P33">get_cnt : returns the number of unique EPC’<text:span text:style-name="T29">s</text:span> stored</text:p>
      <text:p text:style-name="P33">get_epc : returns <text:span text:style-name="T29">all </text:span>the unique EPC’<text:span text:style-name="T29">s</text:span> stored</text:p>
      <text:p text:style-name="P33">clr_epc : will reset the onboard array back to zero.</text:p>
      <text:p text:style-name="P33"/>
      <text:h text:style-name="Heading_20_2" text:outline-level="2"><text:bookmark-start text:name="__RefHeading___Toc3491_2494369785"/>6.2 <text:span text:style-name="T30">Client: </text:span>epconnect.c<text:bookmark-end text:name="__RefHeading___Toc3491_2494369785"/></text:h>
      <text:p text:style-name="P33"/>
      <text:p text:style-name="P33">This is a sample program <text:span text:style-name="T29">on how a program could connect and send commands. It was created and tested on a Raspberry Pi running Jessie.</text:span></text:p>
      <text:p text:style-name="P34">To compile : <text:tab/><text:tab/>cc -o epconnect epconnect.c</text:p>
      <text:p text:style-name="P34">To use : <text:tab/><text:tab/>./epconnect server_ipaddress</text:p>
      <text:p text:style-name="P33"/>
      <text:p text:style-name="P33"/>
      <text:h text:style-name="P37" text:outline-level="1"><text:bookmark-start text:name="__RefHeading___Toc1214_2494369785"/>7. sub-routine descriptions<text:bookmark-end text:name="__RefHeading___Toc1214_2494369785"/></text:h>
      <text:p text:style-name="P16">WIFI routine</text:p>
      <text:p text:style-name="P21">initializeESP8266() <text:tab/>: initialize the ESP8266 shield</text:p>
      <text:p text:style-name="P21">connectESP8266() <text:s/><text:tab/>: setup the WiFi connection</text:p>
      <text:p text:style-name="P21">serverSetup() <text:s text:c="9"/><text:tab/>: start as server </text:p>
      <text:p text:style-name="P30">Server_comms() <text:s text:c="4"/><text:tab/>: Check for command (either URL or content)</text:p>
      <text:p text:style-name="P26">readData(<text:span text:style-name="T17">) <text:s text:c="14"/><text:tab/>: read content from remote</text:span></text:p>
      <text:p text:style-name="P26"/>
      <text:p text:style-name="P31"><text:span text:style-name="T14">RFID reader</text:span></text:p>
      <text:p text:style-name="P21">initialize_RFID() <text:s text:c="3"/><text:tab/>: initialize the connection with Nano</text:p>
      <text:p text:style-name="P26">setupNano<text:span text:style-name="T17">() <text:s text:c="11"/><text:tab/>: set the parameters in the Nano</text:span></text:p>
      <text:p text:style-name="P30">Check_EPC() <text:s text:c="8"/><text:tab/>: <text:s/>read content send by the Nano</text:p>
      <text:p text:style-name="P26"/>
      <text:p text:style-name="P17">ARRAY handling</text:p>
      <text:p text:style-name="P21">init_array() <text:s text:c="12"/><text:tab/>: clear array</text:p>
      <text:p text:style-name="P26">add_ECP_entry(<text:span text:style-name="T17">) <text:s text:c="2"/><text:tab/>: add an EPC to the array if not already there</text:span></text:p>
      <text:p text:style-name="P26">count_entries() <text:s text:c="6"/><text:tab/>: <text:span text:style-name="T17">count the number of EPC’s in the array</text:span></text:p>
      <text:p text:style-name="P26"/>
      <text:p text:style-name="P17">HTTP specific handling</text:p>
      <text:p text:style-name="P31">sent_chunk()<text:tab/><text:tab/>: add chunk header and send data</text:p>
      <text:p text:style-name="P31">do_chunk_output() <text:s text:c="4"/>: breakdown the output into chunks </text:p>
      <text:p text:style-name="P31"/>
      <text:p text:style-name="P17">Command handling</text:p>
      <text:p text:style-name="P31">handle_command()<text:tab/>: perform action based on received command</text:p>
      <text:p text:style-name="P31">add_output()<text:tab/><text:tab/>: add the results to return to output string</text:p>
      <text:p text:style-name="P31"/>
      <text:p text:style-name="P17">General</text:p>
      <text:p text:style-name="P31">errorLoop()<text:tab/><text:tab/>: display error message and keep looping</text:p>
      <text:p text:style-name="P31">serialTrigger()<text:tab/><text:tab/>: display message and wait for Serial input</text:p>
      <text:p text:style-name="P26"/>
      <text:h text:style-name="P37" text:outline-level="1"><text:bookmark-start text:name="__RefHeading___Toc3439_2494369785"/>8. <text:span text:style-name="T28">P</text:span>roposed changes for stability<text:bookmark-end text:name="__RefHeading___Toc3439_2494369785"/></text:h>
      <text:p text:style-name="P32"/>
      <text:p text:style-name="P32">In HardwareSerial.h ( in the ….../arduino/hardware/avr/xxx/cores/<text:span text:style-name="T28">arduino</text:span> directory) the size of the TX and RX buffer is defined. The default is 64. I have changed that to 128 (even 250) to allow to capture and send all the data with the WIFI shield.</text:p>
      <text:p text:style-name="P32"/>
      <text:p text:style-name="P32"/>
      <text:p text:style-name="P32">#if !defined(SERIAL_TX_BUFFER_SIZE)</text:p>
      <text:p text:style-name="P32">#if ((RAMEND - RAMSTART) &lt; 1023)</text:p>
      <text:p text:style-name="P32">#define SERIAL_TX_BUFFER_SIZE 16</text:p>
      <text:p text:style-name="P32">#else</text:p>
      <text:p text:style-name="P32">#define SERIAL_TX_BUFFER_SIZE 128 <text:s text:c="3"/>// changed to 128 from 64</text:p>
      <text:p text:style-name="P32">#endif</text:p>
      <text:p text:style-name="P32">#endif</text:p>
      <text:p text:style-name="P32"/>
      <text:p text:style-name="P32">#if !defined(SERIAL_RX_BUFFER_SIZE)</text:p>
      <text:p text:style-name="P32">#if ((RAMEND - RAMSTART) &lt; 1023)</text:p>
      <text:p text:style-name="P32">#define SERIAL_RX_BUFFER_SIZE 16</text:p>
      <text:p text:style-name="P32">#else</text:p>
      <text:p text:style-name="P32">#define SERIAL_RX_BUFFER_SIZE 128 <text:s text:c="3"/>// changed to 128 from 64</text:p>
      <text:p text:style-name="P32">#endif</text:p>
      <text:p text:style-name="P32">#endi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a10d" officeooo:paragraph-rsid="0035a10d"/>
    </style:style>
    <style:style style:name="MT1" style:family="text">
      <style:text-properties officeooo:rsid="0037087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Nano/WIFI/Mega2560<text:tab/>page <text:page-number text:select-page="current">7</text:page-number><text:s/>of <text:page-count>7</text:page-count><text:tab/>Version 1.<text:span text:style-name="MT1">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22:00:02.471304920</meta:creation-date>
    <dc:date>2018-11-23T18:31:11.532043656</dc:date>
    <meta:editing-duration>PT6H59M16S</meta:editing-duration>
    <meta:editing-cycles>24</meta:editing-cycles>
    <meta:generator>LibreOffice/6.0.3.2$Linux_X86_64 LibreOffice_project/00m0$Build-2</meta:generator>
    <meta:document-statistic meta:table-count="0" meta:image-count="0" meta:object-count="0" meta:page-count="7" meta:paragraph-count="114" meta:word-count="1495" meta:character-count="8790" meta:non-whitespace-character-count="7277"/>
  </office:meta>
</office:document-meta>
</file>